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Impl.QueryImpl( Filter filter ,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Impl.addJCRExpression( String jcr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Impl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Impl.addOrderByAscending( String fieldName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Impl.addExpression( String jcr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Impl.addOrderByDescending( String fieldName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Impl.getOrderByExpres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ryImpl.getJcrFieldName( String field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Impl.setFilter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